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5.3021in"/>
    </style:style>
    <style:style style:name="Table6.A1" style:family="table-cell">
      <style:table-cell-properties style:writing-mode="page"/>
    </style:style>
    <style:style style:name="Table6.B1" style:family="table-cell">
      <style:table-cell-properties style:vertical-align="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3021in"/>
    </style:style>
    <style:style style:name="Table3.1" style:family="table-row">
      <style:table-row-properties style:min-row-height="0.9375in"/>
    </style:style>
    <style:style style:name="Table3.A1" style:family="table-cell">
      <style:table-cell-properties style:writing-mode="page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5.6875in"/>
    </style:style>
    <style:style style:name="Table7.A1" style:family="table-cell">
      <style:table-cell-properties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5.3021in"/>
    </style:style>
    <style:style style:name="Table2.A1" style:family="table-cell">
      <style:table-cell-properties style:vertical-align="" style:writing-mode="page"/>
    </style:style>
    <style:style style:name="Table2.B1" style:family="table-cell">
      <style:table-cell-properties style:writing-mode="page"/>
    </style:style>
    <style:style style:name="Table2.A2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A3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A4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2.A5" style:family="table-cell">
      <style:table-cell-properties style:writing-mode="page"/>
    </style:style>
    <style:style style:name="Table2.B5" style:family="table-cell">
      <style:table-cell-properties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097in"/>
    </style:style>
    <style:style style:name="Table1.B" style:family="table-column">
      <style:table-column-properties style:column-width="5.3174in"/>
    </style:style>
    <style:style style:name="Table1.A1" style:family="table-cell">
      <style:table-cell-properties fo:padding="0.0201in" fo:border="none" style:writing-mode="page"/>
    </style:style>
    <style:style style:name="Table1.2" style:family="table-row">
      <style:table-row-properties style:min-row-height="0.2097in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5.4271in"/>
    </style:style>
    <style:style style:name="Table5.A1" style:family="table-cell">
      <style:table-cell-properties style:writing-mode="page"/>
    </style:style>
    <style:style style:name="Table5.2" style:family="table-row">
      <style:table-row-properties style:min-row-height="0.2507in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0cbe10" style:font-size-asian="9pt" style:font-size-complex="9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0cbe10" officeooo:paragraph-rsid="001cf9a9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9pt" officeooo:paragraph-rsid="000f285e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9pt" officeooo:paragraph-rsid="001f052d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paragraph-rsid="006de91d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9pt" officeooo:paragraph-rsid="000d620c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9pt" officeooo:paragraph-rsid="002a948c" style:font-size-asian="9pt" style:font-size-complex="9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1cf9a9" officeooo:paragraph-rsid="0060f449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Liberation Sans" fo:font-size="9pt" officeooo:rsid="001cf9a9" officeooo:paragraph-rsid="000cbe10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9pt" officeooo:rsid="001f052d" officeooo:paragraph-rsid="001f052d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9pt" officeooo:rsid="002bc96a" officeooo:paragraph-rsid="002bc96a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9pt" officeooo:rsid="001d0047" officeooo:paragraph-rsid="001d0047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6" style:family="paragraph" style:parent-style-name="Table_20_Contents">
      <style:paragraph-properties fo:line-height="150%" fo:text-align="start" style:justify-single-word="false"/>
      <style:text-properties style:font-name="Liberation Sans" fo:font-size="9pt" officeooo:paragraph-rsid="00afc9ce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9pt" fo:font-weight="normal" officeooo:rsid="0060f449" officeooo:paragraph-rsid="0060f449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officeooo:paragraph-rsid="000f285e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officeooo:paragraph-rsid="001110e7" style:font-size-asian="8pt" style:font-size-complex="8pt"/>
    </style:style>
    <style:style style:name="P22" style:family="paragraph" style:parent-style-name="Standard">
      <style:paragraph-properties fo:margin-left="0in" fo:margin-right="0in" fo:margin-top="0in" fo:margin-bottom="0.0299in" style:contextual-spacing="false" fo:text-align="start" style:justify-single-word="false" fo:text-indent="0in" style:auto-text-indent="false"/>
      <style:text-properties style:font-name="Liberation Sans" fo:font-size="10pt" fo:font-weight="normal" officeooo:rsid="0060f449" officeooo:paragraph-rsid="0060f44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0402in" fo:margin-bottom="0.1in" style:contextual-spacing="false" fo:text-align="start" style:justify-single-word="false" fo:text-indent="0in" style:auto-text-indent="false"/>
      <style:text-properties style:font-name="Liberation Sans" fo:font-size="15pt" fo:font-weight="normal" officeooo:rsid="0060f449" officeooo:paragraph-rsid="0060f449" style:font-size-asian="15pt" style:font-weight-asian="normal" style:font-size-complex="15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2a948c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paragraph-rsid="0063d7b6" style:font-size-asian="9pt" style:font-size-complex="9pt"/>
    </style:style>
    <style:style style:name="P26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style:font-size-asian="9pt" style:font-size-complex="9pt"/>
    </style:style>
    <style:style style:name="P27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60f449" style:font-size-asian="9pt" style:font-size-complex="9pt"/>
    </style:style>
    <style:style style:name="P28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3465a4" loext:opacity="100%" style:font-name="Liberation Sans" fo:font-size="9pt" officeooo:rsid="001cf9a9" officeooo:paragraph-rsid="00ae2bca" style:font-size-asian="9pt" style:font-size-complex="9pt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1cf9a9" officeooo:paragraph-rsid="00afc9ce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9pt" officeooo:rsid="001cf9a9" officeooo:paragraph-rsid="001cf9a9" style:font-size-asian="9pt" style:font-size-complex="9pt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4749d5" officeooo:paragraph-rsid="0063d7b6" style:font-size-asian="9pt" style:font-size-complex="9pt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63d7b6" officeooo:paragraph-rsid="0063d7b6" style:font-size-asian="9pt" style:font-size-complex="9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63d7b6" officeooo:paragraph-rsid="000cbe10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fo:color="#3465a4" loext:opacity="100%" style:font-name="Liberation Sans" fo:font-size="9pt" officeooo:rsid="00795a23" officeooo:paragraph-rsid="00795a23" style:font-size-asian="9pt" style:font-size-complex="9pt"/>
    </style:style>
    <style:style style:name="P35" style:family="paragraph" style:parent-style-name="Table_20_Contents">
      <style:paragraph-properties fo:margin-top="0.0201in" fo:margin-bottom="0in" style:contextual-spacing="false" fo:text-align="end" style:justify-single-word="false"/>
      <style:text-properties fo:color="#3465a4" loext:opacity="100%" style:font-name="Liberation Sans" fo:font-size="9pt" officeooo:rsid="00795a23" officeooo:paragraph-rsid="0063d7b6" style:font-size-asian="9pt" style:font-size-complex="9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0cbe10" officeooo:paragraph-rsid="000cbe10" style:font-size-asian="9pt" style:font-size-complex="9pt"/>
    </style:style>
    <style:style style:name="P37" style:family="paragraph" style:parent-style-name="Table_20_Contents">
      <loext:graphic-properties draw:fill="none"/>
      <style:paragraph-properties fo:margin-left="0in" fo:margin-right="0in" fo:text-align="end" style:justify-single-word="false" fo:text-indent="0in" style:auto-text-indent="false" fo:background-color="transparent" text:number-lines="false" text:line-number="0"/>
      <style:text-properties fo:color="#3465a4" loext:opacity="100%" style:font-name="Liberation Sans" fo:font-size="9pt" officeooo:rsid="0058cbcb" officeooo:paragraph-rsid="007407fe" style:font-size-asian="9pt" style:font-size-complex="9pt"/>
    </style:style>
    <style:style style:name="P38" style:family="paragraph" style:parent-style-name="Table_20_Contents">
      <style:paragraph-properties fo:margin-top="0.0598in" fo:margin-bottom="0in" style:contextual-spacing="false" fo:text-align="start" style:justify-single-word="false"/>
      <style:text-properties fo:color="#3465a4" loext:opacity="100%" style:font-name="Liberation Sans" fo:font-size="9pt" officeooo:rsid="0060f449" officeooo:paragraph-rsid="00ae2bca" style:font-size-asian="9pt" style:font-size-complex="9pt"/>
    </style:style>
    <style:style style:name="P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465a4" loext:opacity="100%" style:font-name="Liberation Sans" fo:font-size="9pt" officeooo:rsid="003c973a" officeooo:paragraph-rsid="00afc9ce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f285e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1110e7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2pt" fo:font-weight="normal" officeooo:paragraph-rsid="000d620c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10.5pt" fo:font-weight="bold" officeooo:rsid="004749d5" officeooo:paragraph-rsid="007407fe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margin-top="0in" fo:margin-bottom="0.0402in" style:contextual-spacing="false" fo:text-align="start" style:justify-single-word="false"/>
      <style:text-properties fo:color="#3465a4" loext:opacity="100%" style:font-name="Liberation Sans" fo:font-size="10.5pt" fo:font-weight="bold" officeooo:rsid="007407fe" officeooo:paragraph-rsid="007407fe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63d7b6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7407fe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4749d5" officeooo:paragraph-rsid="009a52bd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111111" loext:opacity="100%" style:font-name="Liberation Sans" fo:font-size="9pt" fo:font-weight="normal" officeooo:rsid="00795a23" officeooo:paragraph-rsid="00795a23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0f285e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d0047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2b284e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officeooo:paragraph-rsid="001110e7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fo:color="#333333" loext:opacity="100%" style:font-name="Liberation Sans" fo:font-size="8pt" fo:font-weight="normal" officeooo:paragraph-rsid="000d620c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8pt" officeooo:rsid="001110e7" officeooo:paragraph-rsid="002b284e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2bc96a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officeooo:paragraph-rsid="008f48a2"/>
    </style:style>
    <style:style style:name="P57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afc9ce" style:font-size-asian="9pt" style:font-size-complex="9pt"/>
    </style:style>
    <style:style style:name="P58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b1985a" style:font-size-asian="9pt" style:font-size-complex="9pt"/>
    </style:style>
    <style:style style:name="P59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paragraph-rsid="00b3923a" style:font-size-asian="9pt" style:font-size-complex="9pt"/>
    </style:style>
    <style:style style:name="P60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a39bdc" officeooo:paragraph-rsid="00afc9ce" style:font-size-asian="9pt" style:font-size-complex="9pt"/>
    </style:style>
    <style:style style:name="P61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afc9ce" officeooo:paragraph-rsid="00afc9ce" style:font-size-asian="9pt" style:font-size-complex="9pt"/>
    </style:style>
    <style:style style:name="P62" style:family="paragraph" style:parent-style-name="Table_20_Contents" style:list-style-name="L1">
      <style:paragraph-properties fo:line-height="150%" fo:text-align="start" style:justify-single-word="false"/>
      <style:text-properties style:font-name="Liberation Sans" fo:font-size="9pt" officeooo:rsid="00b1985a" officeooo:paragraph-rsid="00b1985a" style:font-size-asian="9pt" style:font-size-complex="9pt"/>
    </style:style>
    <style:style style:name="P63" style:family="paragraph" style:parent-style-name="Table_20_Contents" style:list-style-name="L2">
      <style:paragraph-properties fo:text-align="start" style:justify-single-word="false"/>
      <style:text-properties style:font-name="Liberation Sans" fo:font-size="9pt" officeooo:paragraph-rsid="0056c682" style:font-size-asian="9pt" style:font-size-complex="9pt"/>
    </style:style>
    <style:style style:name="P64" style:family="paragraph" style:parent-style-name="Table_20_Contents" style:list-style-name="L5">
      <style:paragraph-properties fo:text-align="start" style:justify-single-word="false"/>
      <style:text-properties style:font-name="Liberation Sans" fo:font-size="9pt" officeooo:paragraph-rsid="002e5b85" style:font-size-asian="9pt" style:font-size-complex="9pt"/>
    </style:style>
    <style:style style:name="P65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1e3706" officeooo:paragraph-rsid="0072b663" style:font-size-asian="9pt" style:font-size-complex="9pt"/>
    </style:style>
    <style:style style:name="P66" style:family="paragraph" style:parent-style-name="Table_20_Contents" style:list-style-name="L3">
      <style:paragraph-properties fo:text-align="start" style:justify-single-word="false"/>
      <style:text-properties style:font-name="Liberation Sans" fo:font-size="9pt" officeooo:rsid="007aeeb7" officeooo:paragraph-rsid="007aeeb7" style:font-size-asian="9pt" style:font-size-complex="9pt"/>
    </style:style>
    <style:style style:name="P67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21be3c" officeooo:paragraph-rsid="0021be3c" style:font-size-asian="9pt" style:font-size-complex="9pt"/>
    </style:style>
    <style:style style:name="P68" style:family="paragraph" style:parent-style-name="Table_20_Contents" style:list-style-name="L4">
      <style:paragraph-properties fo:text-align="start" style:justify-single-word="false"/>
      <style:text-properties style:font-name="Liberation Sans" fo:font-size="9pt" officeooo:rsid="0023a81b" officeooo:paragraph-rsid="0023a81b" style:font-size-asian="9pt" style:font-size-complex="9pt"/>
    </style:style>
    <style:style style:name="P69" style:family="paragraph" style:parent-style-name="Table_20_Contents" style:list-style-name="L5">
      <style:paragraph-properties fo:text-align="start" style:justify-single-word="false"/>
      <style:text-properties style:font-name="Liberation Sans" fo:font-size="9pt" officeooo:rsid="00397e1e" officeooo:paragraph-rsid="0089eafe" style:font-size-asian="9pt" style:font-size-complex="9pt"/>
    </style:style>
    <style:style style:name="P70" style:family="paragraph" style:parent-style-name="Table_20_Contents">
      <style:paragraph-properties fo:text-align="start" style:justify-single-word="false"/>
      <style:text-properties style:font-name="Liberation Sans" fo:font-size="9pt" officeooo:rsid="001110e7" officeooo:paragraph-rsid="00bee744" style:font-size-asian="9pt" style:font-size-complex="9pt"/>
    </style:style>
    <style:style style:name="P71" style:family="paragraph" style:parent-style-name="Table_20_Contents">
      <style:paragraph-properties fo:text-align="start" style:justify-single-word="false"/>
      <style:text-properties fo:color="#1c1c1c" loext:opacity="100%" style:font-name="Liberation Sans" fo:font-size="9pt" officeooo:rsid="001110e7" officeooo:paragraph-rsid="008285bc" style:font-size-asian="9pt" style:font-size-complex="9pt"/>
    </style:style>
    <style:style style:name="T1" style:family="text">
      <style:text-properties officeooo:rsid="000d620c"/>
    </style:style>
    <style:style style:name="T2" style:family="text">
      <style:text-properties officeooo:rsid="001110e7"/>
    </style:style>
    <style:style style:name="T3" style:family="text">
      <style:text-properties officeooo:rsid="001d0047"/>
    </style:style>
    <style:style style:name="T4" style:family="text">
      <style:text-properties fo:color="#3465a4" loext:opacity="100%"/>
    </style:style>
    <style:style style:name="T5" style:family="text">
      <style:text-properties fo:color="#3465a4" loext:opacity="100%" officeooo:rsid="00863416"/>
    </style:style>
    <style:style style:name="T6" style:family="text">
      <style:text-properties fo:color="#3465a4" loext:opacity="100%" officeooo:rsid="00bde81b"/>
    </style:style>
    <style:style style:name="T7" style:family="text">
      <style:text-properties officeooo:rsid="001e3706"/>
    </style:style>
    <style:style style:name="T8" style:family="text">
      <style:text-properties officeooo:rsid="001f052d"/>
    </style:style>
    <style:style style:name="T9" style:family="text">
      <style:text-properties officeooo:rsid="002721c1"/>
    </style:style>
    <style:style style:name="T10" style:family="text">
      <style:text-properties officeooo:rsid="002839fc"/>
    </style:style>
    <style:style style:name="T11" style:family="text">
      <style:text-properties officeooo:rsid="00286f2b"/>
    </style:style>
    <style:style style:name="T12" style:family="text">
      <style:text-properties fo:color="#1c1c1c" loext:opacity="100%"/>
    </style:style>
    <style:style style:name="T13" style:family="text">
      <style:text-properties fo:color="#1c1c1c" loext:opacity="100%" officeooo:rsid="001110e7"/>
    </style:style>
    <style:style style:name="T14" style:family="text">
      <style:text-properties officeooo:rsid="002b284e"/>
    </style:style>
    <style:style style:name="T15" style:family="text">
      <style:text-properties officeooo:rsid="002e7e08"/>
    </style:style>
    <style:style style:name="T16" style:family="text">
      <style:text-properties officeooo:rsid="00317897"/>
    </style:style>
    <style:style style:name="T17" style:family="text">
      <style:text-properties style:font-name="Liberation Sans" fo:font-size="9pt" officeooo:rsid="008f48a2" style:font-size-asian="9pt" style:font-size-complex="9pt"/>
    </style:style>
    <style:style style:name="T18" style:family="text">
      <style:text-properties officeooo:rsid="003ac392"/>
    </style:style>
    <style:style style:name="T19" style:family="text">
      <style:text-properties officeooo:rsid="004749d5"/>
    </style:style>
    <style:style style:name="T20" style:family="text">
      <style:text-properties officeooo:rsid="004cc3be"/>
    </style:style>
    <style:style style:name="T21" style:family="text">
      <style:text-properties officeooo:rsid="0056c682"/>
    </style:style>
    <style:style style:name="T22" style:family="text">
      <style:text-properties officeooo:rsid="0058cbcb"/>
    </style:style>
    <style:style style:name="T23" style:family="text">
      <style:text-properties officeooo:rsid="00619589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officeooo:rsid="0072b663"/>
    </style:style>
    <style:style style:name="T26" style:family="text">
      <style:text-properties officeooo:rsid="0073a37d"/>
    </style:style>
    <style:style style:name="T27" style:family="text">
      <style:text-properties officeooo:rsid="007407fe"/>
    </style:style>
    <style:style style:name="T28" style:family="text">
      <style:text-properties officeooo:rsid="0083c391"/>
    </style:style>
    <style:style style:name="T29" style:family="text">
      <style:text-properties officeooo:rsid="008ce3c5"/>
    </style:style>
    <style:style style:name="T30" style:family="text">
      <style:text-properties officeooo:rsid="009a52bd"/>
    </style:style>
    <style:style style:name="T31" style:family="text">
      <style:text-properties officeooo:rsid="009b6c88"/>
    </style:style>
    <style:style style:name="T32" style:family="text">
      <style:text-properties officeooo:rsid="009c7f24"/>
    </style:style>
    <style:style style:name="T33" style:family="text">
      <style:text-properties officeooo:rsid="00a02226"/>
    </style:style>
    <style:style style:name="T34" style:family="text">
      <style:text-properties officeooo:rsid="00a0ea8d"/>
    </style:style>
    <style:style style:name="T35" style:family="text">
      <style:text-properties officeooo:rsid="00a0ffb3"/>
    </style:style>
    <style:style style:name="T36" style:family="text">
      <style:text-properties officeooo:rsid="00a2195d"/>
    </style:style>
    <style:style style:name="T37" style:family="text">
      <style:text-properties officeooo:rsid="00a5741f"/>
    </style:style>
    <style:style style:name="T38" style:family="text">
      <style:text-properties officeooo:rsid="00afc9ce"/>
    </style:style>
    <style:style style:name="T39" style:family="text">
      <style:text-properties officeooo:rsid="00b1985a"/>
    </style:style>
    <style:style style:name="T40" style:family="text">
      <style:text-properties officeooo:rsid="00b3923a"/>
    </style:style>
    <style:style style:name="T41" style:family="text">
      <style:text-properties officeooo:rsid="00b483e7"/>
    </style:style>
    <style:style style:name="T42" style:family="text">
      <style:text-properties officeooo:rsid="00b73ad6"/>
    </style:style>
    <style:style style:name="T43" style:family="text">
      <style:text-properties officeooo:rsid="00bc3d6b"/>
    </style:style>
    <style:style style:name="T44" style:family="text">
      <style:text-properties officeooo:rsid="00bde81b"/>
    </style:style>
    <style:style style:name="T45" style:family="text">
      <style:text-properties officeooo:rsid="002e5b8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4in" fo:text-indent="-0.25in" fo:margin-left="0.635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PERSONAL </text:p>
            <text:p text:style-name="P38">INFORMATION</text:p>
            <text:p text:style-name="P27"/>
          </table:table-cell>
          <table:table-cell table:style-name="Table6.B1" office:value-type="string">
            <text:p text:style-name="P23">Abu Jobaer</text:p>
            <text:p text:style-name="P17">Rajshahi <text:span text:style-name="T23">6100</text:span>, Bangladesh</text:p>
            <text:p text:style-name="P18">Mobile: +8801718839535</text:p>
            <text:p text:style-name="P22"><text:span text:style-name="T24">Email: </text:span><text:a xlink:type="simple" xlink:href="mailto:itsunclexo@gmail.com" text:style-name="Internet_20_link" text:visited-style-name="Visited_20_Internet_20_Link"><text:span text:style-name="T24">itsunclexo@gmail.com</text:span></text:a></text:p>
            <text:p text:style-name="P19">Web: <text:a xlink:type="simple" xlink:href="https://unclexo.com/" text:style-name="Internet_20_link" text:visited-style-name="Visited_20_Internet_20_Link">https://unclexo.com</text:a> , <text:a xlink:type="simple" xlink:href="https://stackoverflow.com/users/7935051/unclexo" office:target-frame-name="_blank" xlink:show="new" text:style-name="Internet_20_link" text:visited-style-name="Visited_20_Internet_20_Link"><text:span text:style-name="T42">stackoverflow.com</text:span></text:a><text:span text:style-name="T42">, </text:span><text:a xlink:type="simple" xlink:href="https://medium.com/@unclexo" office:target-frame-name="_blank" xlink:show="new" text:style-name="Internet_20_link" text:visited-style-name="Visited_20_Internet_20_Link"><text:span text:style-name="T42">medium.com</text:span></text:a><text:span text:style-name="T42"> </text:span></text:p>
          </table:table-cell>
        </table:table-row>
      </table:table>
      <text:p text:style-name="P9"/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PERSONAL STATEMENT</text:p>
          </table:table-cell>
          <table:table-cell table:style-name="Table3.A1" office:value-type="string">
            <text:p text:style-name="P6">I am a software developer, architect, and tech enthusiast. I professionally have been developing web applications for more than 8 years. I am proficient in building scalable, maintainable, and high-traffic database-driven web applications.</text:p>
            <text:p text:style-name="P6"/>
            <text:p text:style-name="P6">I strongly advocate Test Driven Development, Clean Code, SOLID Principles, Software Design Patterns and Principles, Event-Oriented Architecture, and Service-Oriented Architecture.</text:p>
          </table:table-cell>
        </table:table-row>
      </table:table>
      <text:p text:style-name="P2"/>
      <text:p text:style-name="P39"/>
      <text:p text:style-name="P39">TECHNICAL SKILLS</text:p>
      <text:p text:style-name="P2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"/>
          </table:table-cell>
          <table:table-cell table:style-name="Table7.A1" office:value-type="string">
            <text:list xml:id="list2876928769" text:style-name="L1">
              <text:list-item>
                <text:p text:style-name="P57"><text:span text:style-name="T33">Expertise in </text:span>PHP <text:span text:style-name="T32">7, PHP 8 and JavaScript (ES6)</text:span></text:p>
              </text:list-item>
              <text:list-item>
                <text:p text:style-name="P57"><text:span text:style-name="T33">Expertise in </text:span>Laravel <text:span text:style-name="T33">and </text:span>Vue.js</text:p>
              </text:list-item>
              <text:list-item>
                <text:p text:style-name="P57"><text:span text:style-name="T35">Expertise in </text:span>OOP, SOLID, Design Patterns <text:span text:style-name="T34">and Principles</text:span></text:p>
              </text:list-item>
              <text:list-item>
                <text:p text:style-name="P57"><text:span text:style-name="T38">Expertise in </text:span><text:span text:style-name="T34">Monolith</text:span><text:span text:style-name="T38">ic Architecture</text:span><text:span text:style-name="T34">, </text:span><text:span text:style-name="T38">Hexagonal Architecture, EOA, and</text:span><text:span text:style-name="T34"> </text:span><text:span text:style-name="T35">REST </text:span><text:span text:style-name="T38">API</text:span><text:span text:style-name="T36">s</text:span></text:p>
              </text:list-item>
              <text:list-item>
                <text:p text:style-name="P60"><text:span text:style-name="T38">Expertise in </text:span>Scaling Web App<text:span text:style-name="T37">lications</text:span></text:p>
                <text:list>
                  <text:list-item>
                    <text:p text:style-name="P60">Distributed Linux Servers</text:p>
                  </text:list-item>
                  <text:list-item>
                    <text:p text:style-name="P60">Distributed Databases</text:p>
                  </text:list-item>
                  <text:list-item>
                    <text:p text:style-name="P60">Load Balancing (HAProxy)</text:p>
                  </text:list-item>
                  <text:list-item>
                    <text:p text:style-name="P61">Distributed Monolithic Architectures</text:p>
                  </text:list-item>
                </text:list>
              </text:list-item>
              <text:list-item>
                <text:p text:style-name="P57"><text:span text:style-name="T20">Database Design, Query Optimization, </text:span><text:span text:style-name="T33">MariaDB/</text:span><text:span text:style-name="T20">MySQL</text:span></text:p>
              </text:list-item>
              <text:list-item>
                <text:p text:style-name="P58">Automated <text:span text:style-name="T20">T</text:span>esting, TDD, PHPUnit</text:p>
              </text:list-item>
              <text:list-item>
                <text:p text:style-name="P59">AWS(EC2, S3), Git, Docker</text:p>
              </text:list-item>
              <text:list-item>
                <text:p text:style-name="P57"><text:span text:style-name="T40">Any kind of </text:span>APIs <text:span text:style-name="T40">including</text:span> Payment <text:span text:style-name="T35">APIs, </text:span>SMS <text:span text:style-name="T35">APIs</text:span></text:p>
              </text:list-item>
              <text:list-item>
                <text:p text:style-name="P57">Apache, Nginx</text:p>
              </text:list-item>
              <text:list-item>
                <text:p text:style-name="P62">Event Sourcing, CQRS, <text:span text:style-name="T41">SOA</text:span></text:p>
              </text:list-item>
              <text:list-item>
                <text:p text:style-name="P58"><text:span text:style-name="T38">Microservices Architecture,</text:span><text:span text:style-name="T39"> </text:span>Domain-Driven Design (DDD)</text:p>
              </text:list-item>
            </text:list>
          </table:table-cell>
        </table:table-row>
      </table:table>
      <text:p text:style-name="P29"/>
      <text:p text:style-name="P36"/>
      <text:p text:style-name="P36">WORK EXPERIENCE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Jan 2021 – <text:span text:style-name="T43">Oct 2022</text:span> <text:s text:c="3"/></text:p>
          </table:table-cell>
          <table:table-cell table:style-name="Table2.B1" office:value-type="string">
            <text:p text:style-name="P42">Lead Software Engineer</text:p>
            <text:p text:style-name="P53"><text:span text:style-name="T3">Xerone IT (</text:span><text:span text:style-name="T1">xeroneit.net</text:span><text:span text:style-name="T3">),</text:span><text:span text:style-name="T1"> Rajshahi, Bangladesh</text:span></text:p>
            <text:p text:style-name="P7"/>
            <text:p text:style-name="P7">Lead a team of software engineers. Architect plans, designs, and structures of projects. Scale several SaaS applications. Standardize development processes. Mentor junior engineers. Produce clean, efficient, and well-designed code. Play an active role in hiring to help recruit top talents.</text:p>
            <text:p text:style-name="P7"/>
            <text:p text:style-name="P14">P<text:span text:style-name="T21">rojects </text:span><text:span text:style-name="T25">L</text:span><text:span text:style-name="T21">ed:</text:span></text:p>
            <text:list xml:id="list511249749" text:style-name="L2">
              <text:list-item>
                <text:p text:style-name="P63"><text:span text:style-name="T7">Visual Drag &amp; Drop Flow Builder – </text:span><text:span text:style-name="T8">A</text:span><text:span text:style-name="T7"> visual drag &amp; drop </text:span><text:span text:style-name="T21">c</text:span><text:span text:style-name="T7">hat </text:span><text:span text:style-name="T21">bot</text:span><text:span text:style-name="T7"> builder.</text:span></text:p>
              </text:list-item>
              <text:list-item>
                <text:p text:style-name="P63"><text:span text:style-name="T7">B</text:span><text:span text:style-name="T8">otSailor – A SaaS web application for managing Telegram </text:span><text:span text:style-name="T21">and WhatsApp </text:span><text:span text:style-name="T31">APIs</text:span><text:span text:style-name="T8">.</text:span></text:p>
              </text:list-item>
            </text:list>
            <text:p text:style-name="P4"/>
          </table:table-cell>
        </table:table-row>
        <table:table-row>
          <table:table-cell table:style-name="Table2.A2" office:value-type="string">
            <text:p text:style-name="P24">Apr 2019 – Dec 2020 <text:s text:c="3"/></text:p>
          </table:table-cell>
          <table:table-cell table:style-name="Table2.B1" office:value-type="string">
            <text:p text:style-name="P40">Senior Software Engineer</text:p>
            <text:p text:style-name="P50"><text:span text:style-name="T3">Xerone IT (</text:span><text:span text:style-name="T1">xeroneit.net</text:span><text:span text:style-name="T3">),</text:span><text:span text:style-name="T1"> Rajshahi, Bangladesh</text:span></text:p>
            <text:p text:style-name="P20"/>
            <text:p text:style-name="P56"><text:span text:style-name="T17">Lead a project. Work with engineering teams to develop new and improve existing features. </text:span><text:soft-page-break/><text:span text:style-name="T17">Contribute to the architectural decisions. Write testable, efficient, and well-designed code by following coding standards and best software development practices. Perform code reviews a lot.</text:span></text:p>
            <text:p text:style-name="P3"/>
            <text:p text:style-name="P11">Projects <text:span text:style-name="T25">Led &amp; Contributed:</text:span></text:p>
            <text:list xml:id="list399817809" text:style-name="L3">
              <text:list-item>
                <text:p text:style-name="P65">BizzFair – A SaaS web application for managing Google My Business. <text:span text:style-name="T25">(Led </text:span><text:span text:style-name="T26">by me</text:span><text:span text:style-name="T25">)</text:span></text:p>
              </text:list-item>
              <text:list-item>
                <text:p text:style-name="P66">ChatPion - Facebook &amp; Instagram Chatbot, eCommerce, SMS/Email &amp; Social Media Marketing Platform (SaaS)</text:p>
              </text:list-item>
            </text:list>
            <text:p text:style-name="P20"/>
          </table:table-cell>
        </table:table-row>
        <table:table-row>
          <table:table-cell table:style-name="Table2.A2" office:value-type="string">
            <text:p text:style-name="P24">J<text:span text:style-name="T44">an</text:span> 201<text:span text:style-name="T44">8</text:span> – Feb 2019 <text:s text:c="3"/></text:p>
          </table:table-cell>
          <table:table-cell table:style-name="Table2.B1" office:value-type="string">
            <text:p text:style-name="P40">Co‐founder and Lead Developer</text:p>
            <text:p text:style-name="P49">Visvabangla IT, <text:span text:style-name="T1">Rajshahi, Bangladesh</text:span></text:p>
            <text:p text:style-name="P20"/>
            <text:p text:style-name="P3">Found a software development firm offering services to local and international enterprises. Lead a team of software engineers. Manage assets, research, and development. Take care of financing and payments.</text:p>
            <text:p text:style-name="P3"/>
            <text:p text:style-name="P12">Projects <text:span text:style-name="T25">Led:</text:span></text:p>
            <text:list xml:id="list2301518528" text:style-name="L4">
              <text:list-item>
                <text:p text:style-name="P67">Bookbizzo – <text:s/>BookBizzo is a huge booking B2C modeled web application where business owners can sell services and customers can buy/book them.</text:p>
              </text:list-item>
              <text:list-item>
                <text:p text:style-name="P68">Gamesaloon – <text:span text:style-name="T9">A betting web application where user</text:span><text:span text:style-name="T10">s</text:span><text:span text:style-name="T9"> can </text:span><text:span text:style-name="T10">make money </text:span><text:span text:style-name="T11">playing games on playstation, xbox etc.</text:span><text:span text:style-name="T10"> betting </text:span><text:span text:style-name="T11">on this application.</text:span></text:p>
              </text:list-item>
            </text:list>
            <text:p text:style-name="P20"/>
          </table:table-cell>
        </table:table-row>
        <table:table-row>
          <table:table-cell table:style-name="Table2.A2" office:value-type="string">
            <text:p text:style-name="P8"><text:span text:style-name="T5">Jun</text:span><text:span text:style-name="T4"> 201</text:span><text:span text:style-name="T5">5</text:span><text:span text:style-name="T4"> – </text:span><text:span text:style-name="T6">Dec</text:span><text:span text:style-name="T4"> 2017 <text:s text:c="3"/></text:span></text:p>
          </table:table-cell>
          <table:table-cell table:style-name="Table2.B1" office:value-type="string">
            <text:p text:style-name="P41">Full-Stack Developer</text:p>
            <text:p text:style-name="P51"><text:span text:style-name="T14">Costa Blanca Marketing (</text:span><text:span text:style-name="T2">costablancamarketing.</text:span><text:span text:style-name="T16">es</text:span><text:span text:style-name="T14">)</text:span><text:span text:style-name="T2">, Alicante, Spain (Remote)</text:span></text:p>
            <text:p text:style-name="P54"/>
            <text:p text:style-name="P71">Work taking full responsibility for web development. Build web applications from scratch. Deploy applications to the production server. Develop and improve CMS-based real estate and hotel booking web applications.</text:p>
            <text:p text:style-name="P55"/>
            <text:p text:style-name="P13"><text:span text:style-name="T13">P</text:span><text:span text:style-name="T12">rojects:</text:span></text:p>
            <text:list xml:id="list4281609352" text:style-name="L5">
              <text:list-item>
                <text:p text:style-name="P69">Orba Villa Rentals – A <text:span text:style-name="T18">wordpress based booking </text:span><text:span text:style-name="T29">app</text:span> for <text:span text:style-name="T18">booking </text:span>villa<text:span text:style-name="T18">s</text:span> and hotel<text:span text:style-name="T18">s.</text:span></text:p>
              </text:list-item>
              <text:list-item>
                <text:p text:style-name="P64"><text:span text:style-name="T45">Crystal Windows – </text:span><text:span text:style-name="T15">A website for listing w</text:span><text:span text:style-name="T45">indows, doors, conservatories </text:span><text:span text:style-name="T29">etc</text:span><text:span text:style-name="T15">.</text:span></text:p>
              </text:list-item>
            </text:list>
            <text:p text:style-name="P21"/>
          </table:table-cell>
        </table:table-row>
        <table:table-row>
          <table:table-cell table:style-name="Table2.A2" office:value-type="string">
            <text:p text:style-name="P24">Dec 2012 – May 2015 <text:s text:c="3"/></text:p>
          </table:table-cell>
          <table:table-cell table:style-name="Table2.B1" office:value-type="string">
            <text:p text:style-name="P41">Freelanc<text:span text:style-name="T22">e </text:span><text:span text:style-name="T28">Web Developer</text:span></text:p>
            <text:p text:style-name="P52">freelancer.com <text:span text:style-name="T30">(</text:span><text:a xlink:type="simple" xlink:href="https://www.freelancer.com/u/withjos" office:target-frame-name="_blank" xlink:show="new" text:style-name="Internet_20_link" text:visited-style-name="Visited_20_Internet_20_Link"><text:span text:style-name="T40">visit</text:span></text:a><text:a xlink:type="simple" xlink:href="https://www.freelancer.com/u/withjos" office:target-frame-name="_blank" xlink:show="new" text:style-name="Internet_20_link" text:visited-style-name="Visited_20_Internet_20_Link"><text:span text:style-name="T30"> my profile</text:span></text:a><text:span text:style-name="T30">)</text:span></text:p>
            <text:p text:style-name="P21"/>
            <text:p text:style-name="P70">Work as a freelance web developer. Build custom responsive websites. Create website layout/user interfaces by using standard HTML/CSS practices. Build and customize lots of Wordpress themes and plugins.</text:p>
          </table:table-cell>
        </table:table-row>
      </table:table>
      <text:p text:style-name="P1"/>
      <text:p text:style-name="P33"/>
      <text:p text:style-name="P32">LANGUAGES</text:p>
      <text:p text:style-name="P3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Mother Tongue: <text:s text:c="3"/></text:p>
          </table:table-cell>
          <table:table-cell table:style-name="Table1.A1" office:value-type="string">
            <text:p text:style-name="P48">Bengali</text:p>
            <text:p text:style-name="P45"/>
          </table:table-cell>
        </table:table-row>
        <table:table-row table:style-name="Table1.2">
          <table:table-cell table:style-name="Table1.A1" office:value-type="string">
            <text:p text:style-name="P34">Foreign Language(s): <text:s text:c="3"/></text:p>
          </table:table-cell>
          <table:table-cell table:style-name="Table1.A1" office:value-type="string">
            <text:p text:style-name="P5">English <text:span text:style-name="T38">(Fluent)</text:span></text:p>
            <text:p text:style-name="P15"/>
          </table:table-cell>
        </table:table-row>
      </table:table>
      <text:p text:style-name="P31"/>
      <text:p text:style-name="P31"/>
      <text:p text:style-name="P31">EDUCATION <text:span text:style-name="T27">&amp; TRAINING</text:span></text:p>
      <text:p text:style-name="P3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20<text:span text:style-name="T27">11</text:span> – <text:s/><text:span text:style-name="T19">201</text:span><text:span text:style-name="T27">3 <text:s text:c="3"/></text:span></text:p>
          </table:table-cell>
          <table:table-cell table:style-name="Table5.A1" office:value-type="string">
            <text:p text:style-name="P44">Web Development Training</text:p>
            <text:p text:style-name="P47">University of Rajshahi, Rajshahi, Bangladesh</text:p>
            <text:p text:style-name="P45"/>
            <text:p text:style-name="P45"/>
          </table:table-cell>
        </table:table-row>
        <table:table-row table:style-name="Table5.2">
          <table:table-cell table:style-name="Table5.A1" office:value-type="string">
            <text:p text:style-name="P37">20<text:span text:style-name="T19">0</text:span><text:span text:style-name="T27">7</text:span> – <text:s/><text:span text:style-name="T19">201</text:span><text:span text:style-name="T27">2 <text:s text:c="3"/></text:span></text:p>
          </table:table-cell>
          <table:table-cell table:style-name="Table5.A1" office:value-type="string">
            <text:p text:style-name="P43">Bachelor of Arts</text:p>
            <text:p text:style-name="P46">University of Rajshahi, Rajshahi, Bangladesh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5:06:42.029616917</meta:creation-date>
    <dc:date>2022-11-07T20:52:49.860270273</dc:date>
    <meta:editing-duration>PT6H43M39S</meta:editing-duration>
    <meta:editing-cycles>80</meta:editing-cycles>
    <meta:generator>LibreOffice/7.3.6.2$Linux_X86_64 LibreOffice_project/30$Build-2</meta:generator>
    <meta:document-statistic meta:table-count="6" meta:image-count="0" meta:object-count="0" meta:page-count="2" meta:paragraph-count="72" meta:word-count="561" meta:character-count="3987" meta:non-whitespace-character-count="3467"/>
  </office:meta>
</office:document-meta>
</file>